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4cb5ab" officeooo:paragraph-rsid="004cb5ab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fo:font-weight="bold" officeooo:rsid="0066135f" officeooo:paragraph-rsid="0066135f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color="#000000" fo:font-weight="bold" officeooo:rsid="0072c4d9" officeooo:paragraph-rsid="004bbb90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80206d" officeooo:paragraph-rsid="007149e6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color="#000000" fo:font-weight="normal" officeooo:rsid="0071be51" officeooo:paragraph-rsid="0071be51" style:font-weight-asian="normal" style:font-weight-complex="normal"/>
    </style:style>
    <style:style style:name="P7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8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9" style:family="paragraph" style:parent-style-name="Standard">
      <style:paragraph-properties fo:margin-top="0.499cm" fo:margin-bottom="0.25cm" loext:contextual-spacing="false" fo:text-align="start" style:justify-single-word="false" fo:break-before="page" style:writing-mode="page"/>
      <style:text-properties fo:color="#ff00cc" fo:font-weight="bold" officeooo:rsid="0012e5b7" officeooo:paragraph-rsid="0012e5b7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normal" officeooo:rsid="007eaa32" officeooo:paragraph-rsid="006f6eb8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6f6eb8" officeooo:paragraph-rsid="006f6eb8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 fo:break-before="page"/>
      <style:text-properties fo:color="#000000" fo:font-weight="bold" officeooo:rsid="0072c4d9" officeooo:paragraph-rsid="004bbb90" style:font-weight-asian="bold" style:font-weight-complex="bold"/>
    </style:style>
    <style:style style:name="P13" style:family="paragraph" style:parent-style-name="Standard">
      <style:paragraph-properties fo:margin-top="0.199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4bbb90" style:font-weight-asian="bold" style:font-weight-complex="bold"/>
    </style:style>
    <style:style style:name="P14" style:family="paragraph" style:parent-style-name="Standard">
      <style:paragraph-properties fo:margin-top="0.201cm" fo:margin-bottom="0.201cm" loext:contextual-spacing="false"/>
    </style:style>
    <style:style style:name="P15" style:family="paragraph" style:parent-style-name="Standard">
      <style:paragraph-properties fo:margin-top="0.3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4bbb90" style:font-weight-asian="bold" style:font-weight-complex="bold"/>
    </style:style>
    <style:style style:name="P16" style:family="paragraph" style:parent-style-name="Standard">
      <style:paragraph-properties fo:margin-top="0.499cm" fo:margin-bottom="0cm" loext:contextual-spacing="false" fo:line-height="115%" fo:text-align="start" style:justify-single-word="false" style:writing-mode="page"/>
      <style:text-properties fo:color="#000000" fo:font-weight="bold" officeooo:rsid="0072c4d9" officeooo:paragraph-rsid="004bbb90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50e0a4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4ffbd6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58ff78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54e0f8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55ba6d" officeooo:paragraph-rsid="0055ba6d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62ee1c" officeooo:paragraph-rsid="0062ee1c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77fad" officeooo:paragraph-rsid="005caf3b" style:font-weight-asian="normal" style:font-weight-complex="normal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77fad" officeooo:paragraph-rsid="00577fad" style:font-weight-asian="normal" style:font-weight-complex="normal"/>
    </style:style>
    <style:style style:name="P27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1be51" officeooo:paragraph-rsid="0071be51" style:font-weight-asian="normal" style:font-weight-complex="normal"/>
    </style:style>
    <style:style style:name="P28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840acd" officeooo:paragraph-rsid="0071be51" style:font-weight-asian="normal" style:font-weight-complex="normal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1b90d" officeooo:paragraph-rsid="0061b90d" style:font-weight-asian="normal" style:font-weight-complex="normal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43109" officeooo:paragraph-rsid="00643109" style:font-weight-asian="normal" style:font-weight-complex="normal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2ee1c" officeooo:paragraph-rsid="0062ee1c" style:font-weight-asian="normal" style:font-weight-complex="normal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6135f" officeooo:paragraph-rsid="0066135f" style:font-weight-asian="normal" style:font-weight-complex="normal"/>
    </style:style>
    <style:style style:name="P33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6135f" officeooo:paragraph-rsid="0066da37" style:font-weight-asian="normal" style:font-weight-complex="normal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941f4" officeooo:paragraph-rsid="006941f4" style:font-weight-asian="normal" style:font-weight-complex="normal"/>
    </style:style>
    <style:style style:name="P35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c0005" officeooo:paragraph-rsid="006c0005" style:font-weight-asian="normal" style:font-weight-complex="normal"/>
    </style:style>
    <style:style style:name="P36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c0005" officeooo:paragraph-rsid="006d37d5" style:font-weight-asian="normal" style:font-weight-complex="normal"/>
    </style:style>
    <style:style style:name="P37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c5581" officeooo:paragraph-rsid="006d37d5" style:font-weight-asian="normal" style:font-weight-complex="normal"/>
    </style:style>
    <style:style style:name="P38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1be51" officeooo:paragraph-rsid="0071be51" style:font-weight-asian="normal" style:font-weight-complex="normal"/>
    </style:style>
    <style:style style:name="P39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837188" officeooo:paragraph-rsid="0071be51" style:font-weight-asian="normal" style:font-weight-complex="normal"/>
    </style:style>
    <style:style style:name="P40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879ca" officeooo:paragraph-rsid="0071be51" style:font-weight-asian="normal" style:font-weight-complex="normal"/>
    </style:style>
    <style:style style:name="P41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8a96bd" officeooo:paragraph-rsid="0071be51" style:font-weight-asian="normal" style:font-weight-complex="normal"/>
    </style:style>
    <style:style style:name="P42" style:family="paragraph" style:parent-style-name="Standard" style:list-style-name="L1">
      <style:paragraph-properties fo:line-height="115%" fo:text-align="start" style:justify-single-word="false"/>
      <style:text-properties officeooo:paragraph-rsid="003524eb"/>
    </style:style>
    <style:style style:name="P43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e5b7" officeooo:paragraph-rsid="0012e5b7" style:font-weight-asian="bold" style:font-weight-complex="bold"/>
    </style:style>
    <style:style style:name="P45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bold" officeooo:rsid="002e52a6" officeooo:paragraph-rsid="002e52a6" style:font-weight-asian="bold" style:font-weight-complex="bold"/>
    </style:style>
    <style:style style:name="P46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officeooo:paragraph-rsid="006f6eb8"/>
    </style:style>
    <style:style style:name="P47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normal" officeooo:rsid="006f6eb8" officeooo:paragraph-rsid="006f6eb8" style:font-weight-asian="normal" style:font-weight-complex="normal"/>
    </style:style>
    <style:style style:name="P48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normal" officeooo:rsid="00702c15" officeooo:paragraph-rsid="00702c15" style:font-weight-asian="normal" style:font-weight-complex="normal"/>
    </style:style>
    <style:style style:name="P49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3fcca" officeooo:paragraph-rsid="007149e6" style:font-weight-asian="normal" style:font-weight-complex="normal"/>
    </style:style>
    <style:style style:name="P50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6eae5" officeooo:paragraph-rsid="007149e6" style:font-weight-asian="normal" style:font-weight-complex="normal"/>
    </style:style>
    <style:style style:name="P51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52bc2" officeooo:paragraph-rsid="007149e6" style:font-weight-asian="normal" style:font-weight-complex="normal"/>
    </style:style>
    <style:style style:name="P52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6449fd" officeooo:paragraph-rsid="007149e6" style:font-weight-asian="normal" style:font-weight-complex="normal"/>
    </style:style>
    <style:style style:name="P53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805b1c" officeooo:paragraph-rsid="007149e6" style:font-weight-asian="normal" style:font-weight-complex="normal"/>
    </style:style>
    <style:style style:name="P54" style:family="paragraph" style:parent-style-name="Standard" style:list-style-name="L5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5957f" officeooo:paragraph-rsid="007149e6" style:font-weight-asian="normal" style:font-weight-complex="normal"/>
    </style:style>
    <style:style style:name="P55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officeooo:rsid="006f6eb8" officeooo:paragraph-rsid="006f6eb8"/>
    </style:style>
    <style:style style:name="P56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officeooo:rsid="00702c15" officeooo:paragraph-rsid="00702c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f9b0" style:font-weight-asian="normal" style:font-weight-complex="normal"/>
    </style:style>
    <style:style style:name="T5" style:family="text">
      <style:text-properties fo:font-weight="normal" officeooo:rsid="003706ca" style:font-weight-asian="normal" style:font-weight-complex="normal"/>
    </style:style>
    <style:style style:name="T6" style:family="text">
      <style:text-properties fo:font-weight="normal" officeooo:rsid="004de861" style:font-weight-asian="normal" style:font-weight-complex="normal"/>
    </style:style>
    <style:style style:name="T7" style:family="text">
      <style:text-properties fo:font-weight="normal" officeooo:rsid="004f5474" style:font-weight-asian="normal" style:font-weight-complex="normal"/>
    </style:style>
    <style:style style:name="T8" style:family="text">
      <style:text-properties fo:font-weight="normal" officeooo:rsid="004f92c4" style:font-weight-asian="normal" style:font-weight-complex="normal"/>
    </style:style>
    <style:style style:name="T9" style:family="text">
      <style:text-properties fo:font-weight="normal" officeooo:rsid="004fa874" style:font-weight-asian="normal" style:font-weight-complex="normal"/>
    </style:style>
    <style:style style:name="T10" style:family="text">
      <style:text-properties fo:font-weight="normal" officeooo:rsid="004ffbd6" style:font-weight-asian="normal" style:font-weight-complex="normal"/>
    </style:style>
    <style:style style:name="T11" style:family="text">
      <style:text-properties fo:font-weight="normal" officeooo:rsid="00516a20" style:font-weight-asian="normal" style:font-weight-complex="normal"/>
    </style:style>
    <style:style style:name="T12" style:family="text">
      <style:text-properties fo:font-weight="normal" officeooo:rsid="0052a338" style:font-weight-asian="normal" style:font-weight-complex="normal"/>
    </style:style>
    <style:style style:name="T13" style:family="text">
      <style:text-properties fo:font-weight="normal" officeooo:rsid="00549442" style:font-weight-asian="normal" style:font-weight-complex="normal"/>
    </style:style>
    <style:style style:name="T14" style:family="text">
      <style:text-properties fo:font-weight="normal" officeooo:rsid="0054e0f8" style:font-weight-asian="normal" style:font-weight-complex="normal"/>
    </style:style>
    <style:style style:name="T15" style:family="text">
      <style:text-properties fo:font-weight="normal" officeooo:rsid="0058ff78" style:font-weight-asian="normal" style:font-weight-complex="normal"/>
    </style:style>
    <style:style style:name="T16" style:family="text">
      <style:text-properties fo:font-weight="normal" officeooo:rsid="005af93e" style:font-weight-asian="normal" style:font-weight-complex="normal"/>
    </style:style>
    <style:style style:name="T17" style:family="text">
      <style:text-properties fo:font-weight="normal" officeooo:rsid="0061b90d" style:font-weight-asian="normal" style:font-weight-complex="normal"/>
    </style:style>
    <style:style style:name="T18" style:family="text">
      <style:text-properties fo:font-weight="normal" officeooo:rsid="006394e0" style:font-weight-asian="normal" style:font-weight-complex="normal"/>
    </style:style>
    <style:style style:name="T19" style:family="text">
      <style:text-properties fo:font-weight="normal" officeooo:rsid="00774155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d9da5"/>
    </style:style>
    <style:style style:name="T22" style:family="text">
      <style:text-properties style:text-underline-style="none" fo:font-weight="normal" officeooo:rsid="0054e0f8" style:font-weight-asian="normal" style:font-weight-complex="normal"/>
    </style:style>
    <style:style style:name="T23" style:family="text">
      <style:text-properties style:text-underline-style="none" officeooo:rsid="0058ff78"/>
    </style:style>
    <style:style style:name="T24" style:family="text">
      <style:text-properties style:text-underline-style="none" officeooo:rsid="005caf3b"/>
    </style:style>
    <style:style style:name="T25" style:family="text">
      <style:text-properties style:text-underline-style="none" officeooo:rsid="005ea5ae"/>
    </style:style>
    <style:style style:name="T26" style:family="text">
      <style:text-properties officeooo:rsid="004cb5ab"/>
    </style:style>
    <style:style style:name="T27" style:family="text">
      <style:text-properties fo:color="#000000" fo:font-weight="bold" officeooo:rsid="0012e5b7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officeooo:rsid="0012e5b7" style:font-weight-asian="normal" style:font-weight-complex="normal"/>
    </style:style>
    <style:style style:name="T30" style:family="text">
      <style:text-properties fo:color="#000000" fo:font-weight="normal" officeooo:rsid="006f6eb8" style:font-weight-asian="normal" style:font-weight-complex="normal"/>
    </style:style>
    <style:style style:name="T31" style:family="text">
      <style:text-properties fo:color="#000000" fo:font-weight="normal" officeooo:rsid="00702c15" style:font-weight-asian="normal" style:font-weight-complex="normal"/>
    </style:style>
    <style:style style:name="T32" style:family="text">
      <style:text-properties fo:color="#000000" fo:font-weight="normal" officeooo:rsid="00707638" style:font-weight-asian="normal" style:font-weight-complex="normal"/>
    </style:style>
    <style:style style:name="T33" style:family="text">
      <style:text-properties officeooo:rsid="0050e0a4"/>
    </style:style>
    <style:style style:name="T34" style:family="text">
      <style:text-properties officeooo:rsid="0066da37"/>
    </style:style>
    <style:style style:name="T35" style:family="text">
      <style:text-properties officeooo:rsid="006a3ebf"/>
    </style:style>
    <style:style style:name="T36" style:family="text">
      <style:text-properties officeooo:rsid="006d37d5"/>
    </style:style>
    <style:style style:name="T37" style:family="text">
      <style:text-properties officeooo:rsid="0070c3d5"/>
    </style:style>
    <style:style style:name="T38" style:family="text">
      <style:text-properties officeooo:rsid="00c6eae5"/>
    </style:style>
    <style:style style:name="T39" style:family="text">
      <style:text-properties officeooo:rsid="00805b1c"/>
    </style:style>
    <style:style style:name="T40" style:family="text">
      <style:text-properties officeooo:rsid="007d2515"/>
    </style:style>
    <style:style style:name="T41" style:family="text">
      <style:text-properties officeooo:rsid="007dcaa0"/>
    </style:style>
    <style:style style:name="T42" style:family="text">
      <style:text-properties officeooo:rsid="007664a2"/>
    </style:style>
    <style:style style:name="T43" style:family="text">
      <style:text-properties officeooo:rsid="00784e17"/>
    </style:style>
    <style:style style:name="T44" style:family="text">
      <style:text-properties officeooo:rsid="007b7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4">9</text:span>. <text:span text:style-name="T26">STAŘEC A MOŘE</text:span></text:p>
      <text:p text:style-name="P2">Ernest Hemingway</text:p>
      <text:p text:style-name="P7"><text:span text:style-name="T2">ROZBOR DÍLA</text:span><text:span text:style-name="T1">:</text:span></text:p>
      <text:list xml:id="list3190366699398741461" text:style-name="L1">
        <text:list-item>
          <text:p text:style-name="P17"><text:span text:style-name="T1">téma:</text:span> <text:span text:style-name="T33">Boj starce s rybou,která je považována za velkou smůlu. Nekonečný boj člověka <text:tab/>s přírodou. Myšlenka, že štěstí člověka nespočívá v bohatství ani zisku, <text:tab/>ale v uspokojení z vyčerpávajícího čestného zápasu a ve vypětí všech sil <text:tab/>k uskutečnění cíle.</text:span></text:p>
        </text:list-item>
        <text:list-item>
          <text:p text:style-name="P18">motiv:<text:span text:style-name="T3"> z</text:span> <text:span text:style-name="T4">výňatku</text:span></text:p>
        </text:list-item>
        <text:list-item>
          <text:p text:style-name="P19">časoprostor:<text:span text:style-name="T10">V</text:span><text:span text:style-name="T9"> kubánské vesnici a na moři poblíž hlavního města Havany. Během 3 dnů <text:tab/> </text:span><text:span text:style-name="T19">v září</text:span><text:span text:style-name="T9">. </text:span><text:span text:style-name="T10">Doba nejspíš první </text:span><text:span text:style-name="T8">polovina 20. století.</text:span></text:p>
        </text:list-item>
        <text:list-item>
          <text:p text:style-name="P20">kompoziční výstavba:<text:span text:style-name="T3"> </text:span><text:span text:style-name="T11">psáno chronologicky, ve </text:span><text:span text:style-name="T15">spánku se </text:span><text:span text:style-name="T16">stařec </text:span><text:span text:style-name="T15">rád vrací do Afriky <text:tab/><text:tab/><text:tab/><text:tab/> (retrospektiva) </text:span></text:p>
        </text:list-item>
        <text:list-item>
          <text:p text:style-name="P18">literární druh: <text:span text:style-name="T6">epika, </text:span><text:span text:style-name="T7">próza</text:span></text:p>
        </text:list-item>
        <text:list-item>
          <text:p text:style-name="P43">literární žánr:<text:span text:style-name="T3"> </text:span><text:span text:style-name="T6">novela </text:span><text:span text:style-name="T13">(krátký příběh, málo postav, často na stejném místě, většinou má <text:tab/><text:tab/><text:tab/> překvapivý konec)</text:span></text:p>
        </text:list-item>
        <text:list-item>
          <text:p text:style-name="P22">postavy: </text:p>
          <text:list>
            <text:list-item>
              <text:p text:style-name="P25">stařec Santiago<text:span text:style-name="T20"> – </text:span><text:span text:style-name="T23">starý rybář, prostý, osamělý, nemá přátele, chudý člověk, </text:span><text:span text:style-name="T24">skromný, má <text:tab/><text:tab/>pevnou vůli, </text:span><text:span text:style-name="T23">žije ze dne na den, </text:span><text:span text:style-name="T24">musí tvrdě pracovat, aby se uživil,</text:span><text:span text:style-name="T23"> </text:span><text:span text:style-name="T24">žije <text:tab/><text:tab/><text:tab/>v souladu s přírodou,</text:span><text:span text:style-name="T23"> </text:span><text:span text:style-name="T24">miluje baseball (vypráví chlapci příhody), smysl <text:tab/><text:tab/><text:tab/>života vidí v rybaření, rozhodl se vést boj na život a na smrt, i když <text:tab/><text:tab/><text:tab/>neúspěšný výsledek je předem jasný, starcovo úsilí se může jevit jako <text:tab/><text:tab/><text:tab/>zbytečné</text:span></text:p>
            </text:list-item>
            <text:list-item>
              <text:p text:style-name="P26">chlapec Manolin<text:span text:style-name="T20"> – </text:span><text:span text:style-name="T24">velmi obětavý, laskavý, </text:span><text:span text:style-name="T25">nápomocný, poslušný, má rád starce, stará <text:tab/><text:tab/><text:tab/> se o něj a nosí mu jídlo, je pomocník Santiaga při rybolovu (lovil s ním <text:tab/><text:tab/><text:tab/> od svých pěti let), připravil starci na cestu návnadu, ale nejel s ním</text:span></text:p>
            </text:list-item>
            <text:list-item>
              <text:p text:style-name="P26">ryba Marlin<text:span text:style-name="T20"> – mečoun, symbol přírody, smůly</text:span></text:p>
            </text:list-item>
            <text:list-item>
              <text:p text:style-name="P26">žraloci<text:span text:style-name="T20"> – představují zlo</text:span></text:p>
            </text:list-item>
          </text:list>
        </text:list-item>
        <text:list-item>
          <text:p text:style-name="P45"><text:span text:style-name="T21">v</text:span><text:span text:style-name="T20">yprávěcí způsoby: </text:span><text:span text:style-name="T22">er-forma</text:span></text:p>
        </text:list-item>
        <text:list-item>
          <text:p text:style-name="P44">typy promluv: <text:span text:style-name="T17">převažují monology starce, dialog, přímá i nepřímá řeč</text:span></text:p>
        </text:list-item>
        <text:list-item>
          <text:p text:style-name="P42"><text:span text:style-name="T27"><text:s/>jazykové prostředky:</text:span><text:span text:style-name="T29"> </text:span></text:p>
          <text:list>
            <text:list-item>
              <text:p text:style-name="P23"><text:span text:style-name="T17">jednoduchý </text:span><text:span text:style-name="T12">s</text:span><text:span text:style-name="T3">pisovný jazyk, </text:span><text:span text:style-name="T17">krátké věty</text:span></text:p>
            </text:list-item>
            <text:list-item>
              <text:p text:style-name="P29">ponechány španělské výrazy (oživení děje a obrazu prostředí)</text:p>
            </text:list-item>
            <text:list-item>
              <text:p text:style-name="P30">nepoužívá adjektiva (přídavná jména)</text:p>
            </text:list-item>
            <text:list-item>
              <text:p text:style-name="P31">křesťanská symbolika (zakrvavené ruce = Kristovo utrpení)</text:p>
            </text:list-item>
            <text:list-item>
              <text:p text:style-name="P21"><text:span text:style-name="T12">metoda ledovce (při čtení nás autor seznamuje jen se základním</text:span><text:span text:style-name="T14">i </text:span><text:span text:style-name="T12">informacemi, zbytek musí čtenář číst mezi řádky a </text:span><text:span text:style-name="T14">domyslet si</text:span><text:span text:style-name="T12">)</text:span></text:p>
            </text:list-item>
            <text:list-item>
              <text:p text:style-name="P24"><text:span text:style-name="T12">o</text:span><text:span text:style-name="T3">bjevují se zde rybářské pojmenování, </text:span><text:span text:style-name="T18">obecná pojmenování (chlapec, moře, ryba)</text:span></text:p>
            </text:list-item>
            <text:list-item>
              <text:p text:style-name="P24"><text:span text:style-name="T12">m</text:span><text:span text:style-name="T3">etafory, přirovnání, personifikace</text:span><text:span text:style-name="T18">, metonymie</text:span></text:p>
            </text:list-item>
          </text:list>
        </text:list-item>
        <text:list-item>
          <text:p text:style-name="P22">tropy a figury: <text:span text:style-name="T3">ve</text:span> <text:span text:style-name="T5">výňatku</text:span></text:p>
        </text:list-item>
      </text:list>
      <text:p text:style-name="P8"/>
      <text:p text:style-name="P9">AUTOR:</text:p>
      <text:p text:style-name="P3">Ernest Hemingway</text:p>
      <text:list xml:id="list8925710184203903550" text:style-name="L2">
        <text:list-item>
          <text:p text:style-name="P32">1899 - 1961</text:p>
        </text:list-item>
        <text:list-item>
          <text:p text:style-name="P32">americký spisovatel, <text:span text:style-name="T34">novinár</text:span></text:p>
        </text:list-item>
        <text:list-item>
          <text:p text:style-name="P32">představitel ztracené generace</text:p>
        </text:list-item>
        <text:list-item>
          <text:p text:style-name="P32">vyrůstal v rodině lékaře</text:p>
        </text:list-item>
        <text:list-item>
          <text:p text:style-name="P33">hrál na violoncello a boxoval, <text:span text:style-name="T34">miloval přírodu, lov, dobrodružství</text:span> </text:p>
        </text:list-item>
        <text:list-item>
          <text:p text:style-name="P33">jako studen psal do novin a publikoval články</text:p>
        </text:list-item>
        <text:list-item>
          <text:p text:style-name="P32">byl v <text:span text:style-name="T34">1.SV</text:span> jako dobrovolník ambulantních sborů Červeného kříže na frontě v Itálii, <text:line-break/><text:span text:style-name="T34">těžce raněn</text:span></text:p>
        </text:list-item>
        <text:list-item>
          <text:p text:style-name="P34">pracoval jako zahraniční zpravodaj</text:p>
        </text:list-item>
        <text:list-item>
          <text:p text:style-name="P32"><text:span text:style-name="T34">během 2.SV pobýval na Kubě</text:span> (objevuje se v jeho dílech)</text:p>
        </text:list-item>
        <text:list-item>
          <text:p text:style-name="P34">smrt na Kubě – nehoda při čištění hlavně/ sebevražda <text:span text:style-name="T35">(trpěl depresemi)</text:span></text:p>
        </text:list-item>
        <text:list-item>
          <text:p text:style-name="P32">nositel Nobelovy ceny za literaturu v roce 1954 za dílo Stařec a moře</text:p>
        </text:list-item>
      </text:list>
      <text:p text:style-name="P15">Další díla:</text:p>
      <text:list xml:id="list1125655504383489345" text:style-name="L3">
        <text:list-item>
          <text:p text:style-name="P35">Sbohem armádo –<text:span text:style-name="T36"> román</text:span></text:p>
        </text:list-item>
        <text:list-item>
          <text:p text:style-name="P36">Komu zvoní hrana –<text:span text:style-name="T36"> román</text:span></text:p>
        </text:list-item>
        <text:list-item>
          <text:p text:style-name="P37">Zelené pahorky africké –<text:span text:style-name="T36"> román o lovu v Africe</text:span></text:p>
        </text:list-item>
        <text:list-item>
          <text:p text:style-name="P36">Fiesta –<text:span text:style-name="T36"> román</text:span></text:p>
        </text:list-item>
        <text:list-item>
          <text:p text:style-name="P36">Za našich časů –<text:span text:style-name="T36"> povídky</text:span></text:p>
        </text:list-item>
        <text:list-item>
          <text:p text:style-name="P36">Muži bez žen –<text:span text:style-name="T36"> povídky</text:span></text:p>
        </text:list-item>
      </text:list>
      <text:p text:style-name="P16">Literárně-historický kontext</text:p>
      <text:p text:style-name="P10">Meziválečná literatura 1. poloviny 20. století, <text:span text:style-name="T37">literatura ovlivněna 1. světovou válkou</text:span></text:p>
      <text:p text:style-name="P11">Ztracená generace</text:p>
      <text:list xml:id="list1491813562924591060" text:style-name="L4">
        <text:list-item>
          <text:p text:style-name="P46"><text:span text:style-name="T30">skupina </text:span><text:span text:style-name="T31">amerických </text:span><text:span text:style-name="T30">spisovatelů narozených kolem roku 1900</text:span></text:p>
        </text:list-item>
        <text:list-item>
          <text:p text:style-name="P47"><text:s/>zažili 1. SV a zobrazují ji ve svých dílech, vyjadřují pocity vojáků po návratu z války</text:p>
        </text:list-item>
        <text:list-item>
          <text:p text:style-name="P55"><text:span text:style-name="T28">měli problémy se zařazením do společnosti, </text:span><text:span text:style-name="T31">dávají najevo nesouhlas a nedůvěru ke společnosti</text:span></text:p>
        </text:list-item>
        <text:list-item>
          <text:p text:style-name="P48">často staví své hrdiny do nebezpečných situací, kde musí prokazovat svůj charakter</text:p>
        </text:list-item>
        <text:list-item>
          <text:p text:style-name="P48">hlavní postavy: lidé z ulice, smolaři, tuláci, lidé bez domova</text:p>
        </text:list-item>
        <text:list-item>
          <text:p text:style-name="P56"><text:span text:style-name="T28">tématem: zklamání, </text:span><text:span text:style-name="T32">sepse, rozklad lidských a společenských hodnot, hledání východiska v útěku do přírody nebo kultury</text:span></text:p>
        </text:list-item>
      </text:list>
      <text:p text:style-name="P4"/>
      <text:p text:style-name="P12">Umělecké směry období</text:p>
      <text:p text:style-name="P5">Realismus</text:p>
      <text:list xml:id="list7373438047086921479" text:style-name="L5">
        <text:list-item>
          <text:p text:style-name="P49">2. pol. 19. stol.</text:p>
        </text:list-item>
        <text:list-item>
          <text:p text:style-name="P50">pravdivý obraz skutečnosti, <text:span text:style-name="T39">nezkreslená realita</text:span></text:p>
        </text:list-item>
        <text:list-item>
          <text:p text:style-name="P50">většinou se odehrává v přítomnosti, ve <text:span text:style-name="T40">městě</text:span></text:p>
        </text:list-item>
        <text:list-item>
          <text:p text:style-name="P50">kritika společnosti, <text:span text:style-name="T41">nedostatků</text:span></text:p>
        </text:list-item>
        <text:list-item>
          <text:p text:style-name="P51">autor nezúčastněným pozorovatelem děje, nevstupuje</text:p>
        </text:list-item>
        <text:list-item>
          <text:p text:style-name="P52">rozvoj techniky a průmyslu, důvěra v rozum a vědu</text:p>
        </text:list-item>
        <text:list-item>
          <text:p text:style-name="P51">hrdina je běžným zástupcem nějaké společenské vrstvy, průměrný, vyvíjí se, <text:span text:style-name="T41">typizace hrdiny</text:span></text:p>
        </text:list-item>
        <text:list-item>
          <text:p text:style-name="P53">často autobiografické prožitky hrůz válečných bojišť</text:p>
        </text:list-item>
        <text:list-item>
          <text:p text:style-name="P53">zachycení psychických proměn hrdinů, vlastenecké prvky, sílící nenávist k válce</text:p>
        </text:list-item>
        <text:list-item>
          <text:p text:style-name="P54">žánry: román (často několikadílný), <text:span text:style-name="T38">románový cyklus (několik románů od stejného autora, které mají něco společného, nenavazují na sebe)</text:span></text:p>
        </text:list-item>
      </text:list>
      <text:p text:style-name="P13">Současníci:</text:p>
      <text:list xml:id="list5836767209225285454" text:style-name="L6">
        <text:list-item>
          <text:p text:style-name="P27">USA – ztracená generace</text:p>
          <text:list>
            <text:list-item>
              <text:p text:style-name="P38">Francis Scott Fitzgerald – Velký Gatsby</text:p>
            </text:list-item>
            <text:list-item>
              <text:p text:style-name="P39">John Steinbeck – O myších a lidech</text:p>
            </text:list-item>
            <text:list-item>
              <text:p text:style-name="P39">Erich Maria Remarque – Na západní frontě klid</text:p>
            </text:list-item>
          </text:list>
        </text:list-item>
        <text:list-item>
          <text:p text:style-name="P27">Francie</text:p>
          <text:list>
            <text:list-item>
              <text:p text:style-name="P40">Antoine de Saint-Exupéry – Malý princ</text:p>
            </text:list-item>
            <text:list-item>
              <text:p text:style-name="P39">Romain Rolland – Petr a Lucie</text:p>
            </text:list-item>
          </text:list>
        </text:list-item>
        <text:list-item>
          <text:p text:style-name="P28">U nás</text:p>
          <text:list>
            <text:list-item>
              <text:p text:style-name="P41">Viktor Dyk - Krysař</text:p>
            </text:list-item>
          </text:list>
        </text:list-item>
      </text:list>
      <text:p text:style-name="P6"/>
      <text:p text:style-name="P8"/>
      <text:p text:style-name="P9">DĚJ:</text:p>
      <text:p text:style-name="P14">Hlavního hrdinu, starce Santiaga, který byl dříve velice dobrý rybář, poslední dobou začínají opouštět jak síly, tak štěstí. Už přes 80 dní nic neulovil a <text:span text:style-name="T42">navíc je všem ostatním rybářům k smíchu.</text:span> Proto ho také musel na příkaz rodičů opustit jeho velký pomocník chlapec Manolin. Manolin se o starce staral, nosil mu jídlo a také s ním od malička jezdil rybařit. </text:p>
      <text:p text:style-name="P14">Jednoho dne se stařec rozhodne všem dokázat, že stále dokáže ulovit velkou rybu. Zkusí tedy štěstí a vyjede na lov na širé moře dál než kdy byl. <text:span text:style-name="T43">Kvůli svým zkušenostem totiž ví, že pokud chce ulovit velkou rybu, tak musí udice pustit do velkých hloubek.</text:span></text:p>
      <text:p text:style-name="P14">Po pár dnech bez úlovku konečně něco chytí. Na udici se mu chytí ryba, kterou sice nevidí, ale zjistí, že má velkou sílu a <text:span text:style-name="T43">stařec ji proto nemůže ulovit.</text:span> </text:p>
      <text:p text:style-name="P14">Ryba ho začne i s loďkou táhnout směrem od pobřeží. Stařec s rybou <text:span text:style-name="T43">zápasí a získává i drobná zranění</text:span>, ale po několika hodinách mu dojdou síly a tak se nechá bezmocně 2 dny táhnout a doufá, že se ryba někdy unaví. <text:span text:style-name="T43">Rybář je ale rozhodnut, že buď on zabije rybu nebo ona jeho.</text:span> Třetího dne se mu přání splní a rybu zabije. <text:span text:style-name="T43">Zjistí, že je to mečoun mnohokrát větší než jeho loďka.</text:span> <text:span text:style-name="T43">Ulovenou rybu poté k loďce přiváže a vydá se domů.</text:span></text:p>
      <text:p text:style-name="P14"><text:span text:style-name="T43">Krvácející ryba však přivolá žraloky.</text:span> Stařec se s <text:span text:style-name="T43">nimi snaží bojovat, ale nemá šanci, žraloci mu tedy celou rybu seženou</text:span> a na lodi mu zb<text:span text:style-name="T43">u</text:span>de jen rybí kostra. Vyčerpaný stařec se i přes to vrátí domů, odchází do své chatrče a loďku i s kostrou nechá na pláži.</text:p>
      <text:p text:style-name="P14">Ráno u loďky stojí spousta lidí a obdivují obrovskou kostru, přivázanou k loďce. Díky tomuto úlovku začnou starce lidé uznávat a Manolin se k němu může vrát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1.2.2$Windows_x86 LibreOffice_project/d3bf12ecb743fc0d20e0be0c58ca359301eb705f</meta:generator>
    <dc:date>2019-05-16T15:10:45.248000000</dc:date>
    <meta:editing-duration>PT5H13M15S</meta:editing-duration>
    <meta:editing-cycles>95</meta:editing-cycles>
    <meta:document-statistic meta:table-count="0" meta:image-count="0" meta:object-count="0" meta:page-count="4" meta:paragraph-count="83" meta:word-count="973" meta:character-count="5868" meta:non-whitespace-character-count="4980"/>
  </office:meta>
</office:document-meta>
</file>